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2.413cm" svg:x="1.889cm" svg:y="2.016cm">
          <text:p text:style-name="P1">lxqt_wallet header file structure</text:p>
          <text:p text:style-name="P1">The wallet is created using CBC mode of 128 Bit <text:s/>AE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8.796cm" svg:height="1.288cm" svg:x="1.421cm" svg:y="5.173cm">
          <text:p text:style-name="P1">32 bytes wallet head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xml:id="id4" draw:id="id4" draw:layer="layout" svg:x1="1.22cm" svg:y1="7.049cm" svg:x2="10.872cm" svg:y2="7.049cm">
          <text:p/>
        </draw:line>
        <draw:custom-shape draw:style-name="gr1" draw:text-style-name="P1" xml:id="id3" draw:id="id3" draw:layer="layout" svg:width="8.77cm" svg:height="2.123cm" svg:x="1.508cm" svg:y="8.475cm">
          <text:p text:style-name="P1">16 bytes initialization vector</text:p>
          <text:p text:style-name="P1">obtained from “/dev/urandom”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xml:id="id2" draw:id="id2" draw:layer="layout" svg:x1="10.779cm" svg:y1="7.096cm" svg:x2="20.177cm" svg:y2="7.096cm">
          <text:p/>
        </draw:line>
        <draw:custom-shape draw:style-name="gr1" draw:text-style-name="P1" xml:id="id1" draw:id="id1" draw:layer="layout" svg:width="18.542cm" svg:height="2.921cm" svg:x="1.467cm" svg:y="10.893cm">
          <text:p text:style-name="P1">16 bytes “magic string” used to check if decryption key is</text:p>
          <text:p text:style-name="P1">the same as encryption key.</text:p>
          <text:p text:style-name="P1">First 11 bytes contains a string “lxqt_wallet” and the</text:p>
          <text:p text:style-name="P1">remaining 5 bytes contains wallet's version information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738cm" svg:y1="10.893cm" svg:x2="15.478cm" svg:y2="7.096cm" draw:start-shape="id1" draw:start-glue-point="4" draw:end-shape="id2" draw:end-glue-point="0" svg:d="m10738 10893v-1824h4740v-1973" svg:viewBox="0 0 4741 3798">
          <text:p/>
        </draw:connector>
        <draw:connector draw:style-name="gr3" draw:text-style-name="P1" draw:layer="layout" svg:x1="5.893cm" svg:y1="8.475cm" svg:x2="6.046cm" svg:y2="7.049cm" draw:start-shape="id3" draw:start-glue-point="4" draw:end-shape="id4" draw:end-glue-point="0" svg:d="m5893 8475v-639h153v-787" svg:viewBox="0 0 154 1427">
          <text:p/>
        </draw:connector>
        <draw:custom-shape draw:style-name="gr1" draw:text-style-name="P1" draw:layer="layout" svg:width="18.415cm" svg:height="1.524cm" svg:x="1.514cm" svg:y="19.121cm">
          <text:p text:style-name="P1">entire wallet file conten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xml:id="id6" draw:id="id6" draw:layer="layout" svg:x1="1.635cm" svg:y1="18.78cm" svg:x2="8.239cm" svg:y2="18.78cm">
          <text:p/>
        </draw:line>
        <draw:line draw:style-name="gr2" draw:text-style-name="P1" xml:id="id8" draw:id="id8" draw:layer="layout" svg:x1="8.112cm" svg:y1="18.78cm" svg:x2="19.796cm" svg:y2="18.78cm">
          <text:p/>
        </draw:line>
        <draw:line draw:style-name="gr2" draw:text-style-name="P1" xml:id="id12" draw:id="id12" draw:layer="layout" svg:x1="5.064cm" svg:y1="21.066cm" svg:x2="20.05cm" svg:y2="21.066cm">
          <text:p/>
        </draw:line>
        <draw:custom-shape draw:style-name="gr1" draw:text-style-name="P1" xml:id="id5" draw:id="id5" draw:layer="layout" svg:width="8.636cm" svg:height="1.397cm" svg:x="1.635cm" svg:y="14.589cm">
          <text:p text:style-name="P1">32 bytes he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953cm" svg:y1="15.986cm" svg:x2="4.937cm" svg:y2="18.78cm" draw:start-shape="id5" draw:start-glue-point="6" draw:end-shape="id6" draw:end-glue-point="0" svg:d="m5953 15986v1323h-1016v1471" svg:viewBox="0 0 1017 2795">
          <text:p/>
        </draw:connector>
        <draw:custom-shape draw:style-name="gr1" draw:text-style-name="P1" xml:id="id7" draw:id="id7" draw:layer="layout" svg:width="9.398cm" svg:height="1.397cm" svg:x="10.779cm" svg:y="14.589cm">
          <text:p text:style-name="P1">wallet cont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478cm" svg:y1="15.986cm" svg:x2="13.954cm" svg:y2="18.78cm" draw:start-shape="id7" draw:start-glue-point="6" draw:end-shape="id8" svg:d="m15478 15986v1323h-1524v1471" svg:viewBox="0 0 1525 2795">
          <text:p/>
        </draw:connector>
        <draw:line draw:style-name="gr2" draw:text-style-name="P1" xml:id="id10" draw:id="id10" draw:layer="layout" svg:x1="1.508cm" svg:y1="21.066cm" svg:x2="5.191cm" svg:y2="21.066cm">
          <text:p/>
        </draw:line>
        <draw:custom-shape draw:style-name="gr1" draw:text-style-name="P1" xml:id="id9" draw:id="id9" draw:layer="layout" svg:width="8.509cm" svg:height="1.143cm" svg:x="1.381cm" svg:y="23.606cm">
          <text:p text:style-name="P1">16 bytes IV in clear te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636cm" svg:y1="23.606cm" svg:x2="3.349cm" svg:y2="21.066cm" draw:start-shape="id9" draw:start-glue-point="4" draw:end-shape="id10" draw:end-glue-point="0" svg:d="m5636 23606v-1196h-2287v-1344" svg:viewBox="0 0 2288 2541">
          <text:p/>
        </draw:connector>
        <draw:custom-shape draw:style-name="gr1" draw:text-style-name="P1" xml:id="id11" draw:id="id11" draw:layer="layout" svg:width="9.525cm" svg:height="1.143cm" svg:x="10.525cm" svg:y="23.606cm">
          <text:p text:style-name="P1">cipher te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288cm" svg:y1="23.606cm" svg:x2="12.557cm" svg:y2="21.066cm" draw:start-shape="id11" draw:start-glue-point="4" draw:end-shape="id12" svg:d="m15288 23606v-1196h-2731v-1344" svg:viewBox="0 0 2732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14:45:32.651834195</meta:creation-date>
    <dc:date>2013-08-11T15:21:13.964019011</dc:date>
    <meta:editing-duration>PT1M58S</meta:editing-duration>
    <meta:editing-cycles>3</meta:editing-cycles>
    <meta:generator>LibreOffice/4.1.0.4$Linux_x86 LibreOffice_project/89ea49ddacd9aa532507cbf852f2bb22b1ace28</meta:generator>
    <meta:document-statistic meta:object-count="21"/>
  </office:meta>
</office:document-meta>
</file>